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Documento oficial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cumento de organización nacional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umento de organización internacional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cumento académico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formación de medios de comunicación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cumento personal o priva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2-12-18T19:29:57</meta:creation-date>
    <meta:generator>LibreOffice/3.6$Linux_x86 LibreOffice_project/360m1$Build-2</meta:generator>
    <meta:document-statistic meta:table-count="1" meta:cell-count="17" meta:object-count="0"/>
  </office:meta>
</office:document-meta>
</file>